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045834CF003.png"/>
  <manifest:file-entry manifest:media-type="image/png" manifest:full-path="Pictures/10000000000003D300000200BF074905.png"/>
  <manifest:file-entry manifest:media-type="image/png" manifest:full-path="Pictures/100000000000019A000001FA6EBCD9D7.png"/>
  <manifest:file-entry manifest:media-type="image/png" manifest:full-path="Pictures/10000000000001A30000026A9E1F6EF0.png"/>
  <manifest:file-entry manifest:media-type="image/png" manifest:full-path="Pictures/10000000000001A2000001FB37EA1A8A.png"/>
  <manifest:file-entry manifest:media-type="image/png" manifest:full-path="Pictures/1000000000000199000001F793060F44.png"/>
  <manifest:file-entry manifest:media-type="image/png" manifest:full-path="Pictures/100002010000019A000001E6FDE41866.png"/>
  <manifest:file-entry manifest:media-type="image/png" manifest:full-path="Pictures/1000000000000217000000F7D7AC51DF.png"/>
  <manifest:file-entry manifest:media-type="image/png" manifest:full-path="Pictures/10000000000002FC000002053348F5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cm" svg:height="8.89cm" draw:z-index="0"><draw:image xlink:href="Pictures/10000000000003D300000200BF074905.png" xlink:type="simple" xlink:show="embed" xlink:actuate="onLoad"/></draw:frame></text:p>
      <text:p text:style-name="Standard"/>
      <text:p text:style-name="Standard"><draw:frame draw:style-name="fr2" draw:name="Графический объект2" text:anchor-type="paragraph" svg:x="0.302cm" svg:y="0.005cm" svg:width="7.671cm" svg:height="9.666cm" draw:z-index="1"><draw:image xlink:href="Pictures/10000000000001A2000001FB37EA1A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3" text:anchor-type="paragraph" svg:x="-0.191cm" svg:y="-0.441cm" svg:width="4.477cm" svg:height="6.662cm" draw:z-index="2"><draw:image xlink:href="Pictures/1000000000000199000001F793060F44.png" xlink:type="simple" xlink:show="embed" xlink:actuate="onLoad"/></draw:frame><text:soft-page-break/></text:p>
      <text:p text:style-name="Standard"><draw:frame draw:style-name="fr2" draw:name="Графический объект6" text:anchor-type="paragraph" svg:x="5.837cm" svg:y="1.358cm" svg:width="8.114cm" svg:height="5.175cm" draw:z-index="5"><draw:image xlink:href="Pictures/10000000000002FC000002053348F5FB.png" xlink:type="simple" xlink:show="embed" xlink:actuate="onLoad"/></draw:frame></text:p>
      <text:p text:style-name="Standard"><draw:frame draw:style-name="fr2" draw:name="Графический объект5" text:anchor-type="paragraph" svg:x="0.633cm" svg:y="0.282cm" svg:width="12.1cm" svg:height="1.559cm" draw:z-index="4"><draw:image xlink:href="Pictures/100000000000029900000045834CF003.png" xlink:type="simple" xlink:show="embed" xlink:actuate="onLoad"/></draw:frame></text:p>
      <text:p text:style-name="Standard"><draw:frame draw:style-name="fr2" draw:name="Графический объект7" text:anchor-type="paragraph" svg:x="0.63cm" svg:y="6.491cm" svg:width="5.773cm" svg:height="7.345cm" draw:z-index="6"><draw:image xlink:href="Pictures/10000000000001A30000026A9E1F6E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4" text:anchor-type="paragraph" svg:x="8.015cm" svg:y="2.789cm" svg:width="7.807cm" svg:height="8.348cm" draw:z-index="3"><draw:image xlink:href="Pictures/100000000000019A000001FA6EBCD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Графический объект8" text:anchor-type="paragraph" svg:width="10.059cm" svg:height="4.073cm" draw:z-index="7"><draw:image xlink:href="Pictures/1000000000000217000000F7D7AC51DF.png" xlink:type="simple" xlink:show="embed" xlink:actuate="onLoad"/></draw:frame></text:p>
      <text:p text:style-name="Standard"><draw:frame draw:style-name="fr2" draw:name="Графический объект9" text:anchor-type="paragraph" svg:x="4.385cm" svg:y="0.212cm" svg:width="6.96cm" svg:height="9.691cm" draw:z-index="8"><draw:image xlink:href="Pictures/100002010000019A000001E6FDE41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4T08:50:07.11</meta:creation-date>
    <meta:document-statistic meta:table-count="0" meta:image-count="9" meta:object-count="0" meta:page-count="3" meta:paragraph-count="0" meta:word-count="0" meta:character-count="0"/>
    <dc:date>2025-04-24T09:50:59.84</dc:date>
    <meta:editing-duration>PT15M46S</meta:editing-duration>
    <meta:editing-cycles>1</meta:editing-cycles>
    <meta:generator>OpenOffice/4.1.10$Win32 OpenOffice.org_project/4110m2$Build-9807</meta:generator>
  </office:meta>
</office:document-meta>
</file>